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767cm"/>
        </style:tab-stops>
      </style:paragraph-properties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>
      <style:paragraph-properties>
        <style:tab-stops>
          <style:tab-stop style:position="0.767cm"/>
        </style:tab-stops>
      </style:paragraph-properties>
    </style:style>
    <style:style style:name="P5" style:family="paragraph" style:parent-style-name="Standard" style:list-style-name="L4">
      <style:paragraph-properties>
        <style:tab-stops>
          <style:tab-stop style:position="0.767cm"/>
        </style:tab-stops>
      </style:paragraph-properties>
    </style:style>
    <style:style style:name="fr1" style:family="graphic" style:parent-style-name="Formula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100%" style:shadow="none" draw:ole-draw-aspect="1">
        <style:background-image/>
      </style:graphic-properties>
    </style:style>
    <style:style style:name="fr2" style:family="graphic" style:parent-style-name="Formula">
      <style:graphic-properties style:vertical-pos="from-top" style:vertical-rel="paragraph-conten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jn Kersjes (3855473) and Jordi Vermeulen (3835634)</text:p>
      <text:p text:style-name="Standard"/>
      <text:list xml:id="list8118386431695292675" text:style-name="L1">
        <text:list-item>
          <text:p text:style-name="P2"><draw:frame draw:style-name="fr2" draw:name="Object1" text:anchor-type="paragraph" svg:x="1.942cm" svg:y="0cm" svg:width="14.279cm" svg:height="13.458cm" draw:z-index="4"><draw:object xlink:href="./Object 1" xlink:type="simple" xlink:show="embed" xlink:actuate="onLoad"/><draw:image xlink:href="./ObjectReplacements/Object 1" xlink:type="simple" xlink:show="embed" xlink:actuate="onLoad"/></draw:frame>(a)</text:p>
          <text:p text:style-name="P2"/>
          <text:p text:style-name="P2"/>
          <text:p text:style-name="P2"/>
          <text:p text:style-name="P2"/>
          <text:p text:style-name="P2"/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6417598" text:continue-numbering="true" text:style-name="L1">
        <text:list-header>
          <text:p text:style-name="P2"><draw:frame draw:style-name="fr1" draw:name="Object2" text:anchor-type="paragraph" svg:x="2.048cm" svg:y="0.002cm" svg:width="15.337cm" svg:height="17.604cm" draw:z-index="0"><draw:object xlink:href="./Object 2" xlink:type="simple" xlink:show="embed" xlink:actuate="onLoad"/><draw:image xlink:href="./ObjectReplacements/Object 2" xlink:type="simple" xlink:show="embed" xlink:actuate="onLoad"/></draw:frame><text:soft-page-break/>(b) </text:p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073678095416810582" text:style-name="L2">
        <text:list-item>
          <text:p text:style-name="P3"><draw:frame draw:style-name="fr2" draw:name="Object3" text:anchor-type="paragraph" svg:x="1.471cm" svg:y="0cm" svg:width="14.96cm" svg:height="1.214cm" draw:z-index="1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371231591781127711" text:style-name="L3">
        <text:list-item>
          <text:p text:style-name="P4"><draw:frame draw:style-name="fr2" draw:name="Object4" text:anchor-type="paragraph" svg:x="1.471cm" svg:y="0.032cm" svg:width="10.169cm" svg:height="4.63cm" draw:z-index="2"><draw:object xlink:href="./Object 4" xlink:type="simple" xlink:show="embed" xlink:actuate="onLoad"/><draw:image xlink:href="./ObjectReplacements/Object 4" xlink:type="simple" xlink:show="embed" xlink:actuate="onLoad"/></draw:frame><text:soft-page-break/>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240303629272785067" text:style-name="L4">
        <text:list-item>
          <text:p text:style-name="P5"><draw:frame draw:style-name="fr2" draw:name="Object5" text:anchor-type="paragraph" svg:x="1.471cm" svg:y="0cm" svg:width="15.542cm" svg:height="8.103cm" draw:z-index="3"><draw:object xlink:href="./Object 5" xlink:type="simple" xlink:show="embed" xlink:actuate="onLoad"/><draw:image xlink:href="./ObjectReplacements/Object 5" xlink:type="simple" xlink:show="embed" xlink:actuate="onLoad"/></draw:frame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i Vermeulen</meta:initial-creator>
    <meta:creation-date>2013-02-12T15:33:25.73</meta:creation-date>
    <dc:date>2013-02-26T16:25:47.48</dc:date>
    <dc:creator>Jordi Vermeulen</dc:creator>
    <meta:editing-duration>PT4H34M24S</meta:editing-duration>
    <meta:editing-cycles>14</meta:editing-cycles>
    <meta:generator>OpenOffice.org/3.4.1$Win32 OpenOffice.org_project/341m1$Build-9593</meta:generator>
    <meta:document-statistic meta:table-count="0" meta:image-count="0" meta:object-count="5" meta:page-count="3" meta:paragraph-count="5" meta:word-count="12" meta:character-count="67"/>
  </office:meta>
</office:document-meta>
</file>

<file path=Object 1/content.xml><?xml version="1.0" encoding="utf-8"?>
<math xmlns="http://www.w3.org/1998/Math/MathML">
  <semantics>
    <mtable>
      <mtr>
        <mtd>
          <mrow>
            <mo stretchy="false">∀</mo>
            <mi>x</mi>
            <mi>,</mi>
            <mi>y</mi>
            <mi mathvariant="normal">:</mi>
            <mi/>
            <mrow>
              <mo stretchy="false">(</mo>
              <mrow>
                <mi mathvariant="italic">Person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∧</mo>
                  <mi/>
                </mrow>
                <mi mathvariant="italic">Shaves</mi>
                <mrow>
                  <mo stretchy="false">(</mo>
                  <mrow>
                    <mi>x</mi>
                    <mi>,</mi>
                    <mi>x</mi>
                  </mrow>
                  <mo stretchy="false">)</mo>
                </mrow>
                <mrow>
                  <mi/>
                  <mo stretchy="false">∧</mo>
                  <mi/>
                </mrow>
                <mi mathvariant="italic">Barber</mi>
                <mrow>
                  <mo stretchy="false">(</mo>
                  <mrow>
                    <mi>y</mi>
                  </mrow>
                  <mo stretchy="false">)</mo>
                </mrow>
              </mrow>
              <mo stretchy="false">)</mo>
            </mrow>
            <mrow>
              <mi/>
              <mo stretchy="false">→</mo>
              <mi/>
            </mrow>
            <mrow>
              <mo stretchy="false">¬</mo>
              <mi mathvariant="italic">Shaves</mi>
            </mrow>
            <mrow>
              <mo stretchy="false">(</mo>
              <mrow>
                <mi>y</mi>
                <mi>,</mi>
                <mi>x</mi>
              </mrow>
              <mo stretchy="false">)</mo>
            </mrow>
          </mrow>
        </mtd>
      </mtr>
      <mtr>
        <mtd>
          <mrow>
            <mo stretchy="false">∀</mo>
            <mi>x</mi>
            <mi>,</mi>
            <mi>y</mi>
            <mi mathvariant="normal">:</mi>
            <mi/>
            <mrow>
              <mo stretchy="false">(</mo>
              <mrow>
                <mi mathvariant="italic">Person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∧</mo>
                  <mi/>
                </mrow>
                <mrow>
                  <mo stretchy="false">¬</mo>
                  <mi mathvariant="italic">Shaves</mi>
                </mrow>
                <mrow>
                  <mo stretchy="false">(</mo>
                  <mrow>
                    <mi>x</mi>
                    <mi>,</mi>
                    <mi>x</mi>
                  </mrow>
                  <mo stretchy="false">)</mo>
                </mrow>
                <mrow>
                  <mi/>
                  <mo stretchy="false">∧</mo>
                  <mi/>
                </mrow>
                <mi mathvariant="italic">Barber</mi>
                <mrow>
                  <mo stretchy="false">(</mo>
                  <mrow>
                    <mi>y</mi>
                  </mrow>
                  <mo stretchy="false">)</mo>
                </mrow>
              </mrow>
              <mo stretchy="false">)</mo>
            </mrow>
            <mrow>
              <mi/>
              <mo stretchy="false">→</mo>
              <mi/>
            </mrow>
            <mi mathvariant="italic">Shaves</mi>
            <mrow>
              <mo stretchy="false">(</mo>
              <mrow>
                <mi>y</mi>
                <mi>,</mi>
                <mi>x</mi>
              </mrow>
              <mo stretchy="false">)</mo>
            </mrow>
          </mrow>
        </mtd>
      </mtr>
      <mtr>
        <mtd/>
      </mtr>
      <mtr>
        <mtd>
          <mrow>
            <mrow>
              <mo stretchy="false">¬</mo>
              <mi mathvariant="italic">Person</mi>
            </mrow>
            <mrow>
              <mo stretchy="false">(</mo>
              <mrow>
                <mi>x</mi>
              </mrow>
              <mo stretchy="false">)</mo>
            </mrow>
            <mrow>
              <mi/>
              <mo stretchy="false">∨</mo>
              <mi/>
            </mrow>
            <mrow>
              <mo stretchy="false">¬</mo>
              <mi mathvariant="italic">Shaves</mi>
            </mrow>
            <mrow>
              <mo stretchy="false">(</mo>
              <mrow>
                <mi>x</mi>
                <mi>,</mi>
                <mi>x</mi>
              </mrow>
              <mo stretchy="false">)</mo>
            </mrow>
            <mrow>
              <mi/>
              <mo stretchy="false">∨</mo>
              <mi/>
            </mrow>
            <mrow>
              <mo stretchy="false">¬</mo>
              <mi mathvariant="italic">Barber</mi>
            </mrow>
            <mrow>
              <mo stretchy="false">(</mo>
              <mrow>
                <mi>y</mi>
              </mrow>
              <mo stretchy="false">)</mo>
            </mrow>
            <mrow>
              <mi/>
              <mo stretchy="false">∨</mo>
              <mi/>
            </mrow>
            <mrow>
              <mo stretchy="false">¬</mo>
              <mi mathvariant="italic">Shaves</mi>
            </mrow>
            <mrow>
              <mo stretchy="false">(</mo>
              <mrow>
                <mi>y</mi>
                <mi>,</mi>
                <mi>x</mi>
              </mrow>
              <mo stretchy="false">)</mo>
            </mrow>
          </mrow>
        </mtd>
      </mtr>
      <mtr>
        <mtd>
          <mrow>
            <mrow>
              <mo stretchy="false">¬</mo>
              <mi mathvariant="italic">Person</mi>
            </mrow>
            <mrow>
              <mo stretchy="false">(</mo>
              <mrow>
                <mi>x</mi>
              </mrow>
              <mo stretchy="false">)</mo>
            </mrow>
            <mrow>
              <mi/>
              <mo stretchy="false">∨</mo>
              <mi/>
            </mrow>
            <mi mathvariant="italic">Shaves</mi>
            <mrow>
              <mo stretchy="false">(</mo>
              <mrow>
                <mi>x</mi>
                <mi>,</mi>
                <mi>x</mi>
              </mrow>
              <mo stretchy="false">)</mo>
            </mrow>
            <mrow>
              <mi/>
              <mo stretchy="false">∨</mo>
              <mi/>
            </mrow>
            <mrow>
              <mo stretchy="false">¬</mo>
              <mi mathvariant="italic">Barber</mi>
            </mrow>
            <mrow>
              <mo stretchy="false">(</mo>
              <mrow>
                <mi>y</mi>
              </mrow>
              <mo stretchy="false">)</mo>
            </mrow>
            <mrow>
              <mi/>
              <mo stretchy="false">∨</mo>
              <mi/>
            </mrow>
            <mi mathvariant="italic">Shaves</mi>
            <mrow>
              <mo stretchy="false">(</mo>
              <mrow>
                <mi>y</mi>
                <mi>,</mi>
                <mi>x</mi>
              </mrow>
              <mo stretchy="false">)</mo>
            </mrow>
          </mrow>
        </mtd>
      </mtr>
      <mtr>
        <mtd/>
      </mtr>
      <mtr>
        <mtd>
          <mrow>
            <mi mathvariant="italic">KB</mi>
            <mi mathvariant="normal">:</mi>
          </mrow>
        </mtd>
      </mtr>
      <mtr>
        <mtd>
          <mrow>
            <mrow>
              <mo stretchy="false">¬</mo>
              <mi mathvariant="italic">Person</mi>
            </mrow>
            <mrow>
              <mo stretchy="false">(</mo>
              <mrow>
                <mi>x</mi>
              </mrow>
              <mo stretchy="false">)</mo>
            </mrow>
            <mrow>
              <mi/>
              <mo stretchy="false">∨</mo>
              <mi/>
            </mrow>
            <mrow>
              <mo stretchy="false">¬</mo>
              <mi mathvariant="italic">Shaves</mi>
            </mrow>
            <mrow>
              <mo stretchy="false">(</mo>
              <mrow>
                <mi>x</mi>
                <mi>,</mi>
                <mi>x</mi>
              </mrow>
              <mo stretchy="false">)</mo>
            </mrow>
            <mrow>
              <mi/>
              <mo stretchy="false">∨</mo>
              <mi/>
            </mrow>
            <mrow>
              <mo stretchy="false">¬</mo>
              <mi mathvariant="italic">Barber</mi>
            </mrow>
            <mrow>
              <mo stretchy="false">(</mo>
              <mrow>
                <mi>y</mi>
              </mrow>
              <mo stretchy="false">)</mo>
            </mrow>
            <mrow>
              <mi/>
              <mo stretchy="false">∨</mo>
              <mi/>
            </mrow>
            <mrow>
              <mo stretchy="false">¬</mo>
              <mi mathvariant="italic">Shaves</mi>
            </mrow>
            <mrow>
              <mo stretchy="false">(</mo>
              <mrow>
                <mi>y</mi>
                <mi>,</mi>
                <mi>x</mi>
              </mrow>
              <mo stretchy="false">)</mo>
            </mrow>
          </mrow>
        </mtd>
      </mtr>
      <mtr>
        <mtd>
          <mrow>
            <mrow>
              <mo stretchy="false">¬</mo>
              <mi mathvariant="italic">Person</mi>
            </mrow>
            <mrow>
              <mo stretchy="false">(</mo>
              <mrow>
                <mi>x</mi>
              </mrow>
              <mo stretchy="false">)</mo>
            </mrow>
            <mrow>
              <mi/>
              <mo stretchy="false">∨</mo>
              <mi/>
            </mrow>
            <mi mathvariant="italic">Shaves</mi>
            <mrow>
              <mo stretchy="false">(</mo>
              <mrow>
                <mi>x</mi>
                <mi>,</mi>
                <mi>x</mi>
              </mrow>
              <mo stretchy="false">)</mo>
            </mrow>
            <mrow>
              <mi/>
              <mo stretchy="false">∨</mo>
              <mi/>
            </mrow>
            <mrow>
              <mo stretchy="false">¬</mo>
              <mi mathvariant="italic">Barber</mi>
            </mrow>
            <mrow>
              <mo stretchy="false">(</mo>
              <mrow>
                <mi>y</mi>
              </mrow>
              <mo stretchy="false">)</mo>
            </mrow>
            <mrow>
              <mi/>
              <mo stretchy="false">∨</mo>
              <mi/>
            </mrow>
            <mi mathvariant="italic">Shaves</mi>
            <mrow>
              <mo stretchy="false">(</mo>
              <mrow>
                <mi>y</mi>
                <mi>,</mi>
                <mi>x</mi>
              </mrow>
              <mo stretchy="false">)</mo>
            </mrow>
          </mrow>
        </mtd>
      </mtr>
      <mtr>
        <mtd>
          <mrow>
            <mrow>
              <mo stretchy="false">¬</mo>
              <mi mathvariant="italic">Barber</mi>
            </mrow>
            <mrow>
              <mo stretchy="false">(</mo>
              <mrow>
                <mi>x</mi>
              </mrow>
              <mo stretchy="false">)</mo>
            </mrow>
            <mrow>
              <mi/>
              <mo stretchy="false">∨</mo>
              <mi/>
            </mrow>
            <mi mathvariant="italic">Person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i mathvariant="italic">Barber</mi>
            <mrow>
              <mo stretchy="false">(</mo>
              <mrow>
                <mi>x</mi>
              </mrow>
              <mo stretchy="false">)</mo>
            </mrow>
          </mrow>
        </mtd>
      </mtr>
      <mtr>
        <mtd/>
      </mtr>
      <mtr>
        <mtd>
          <mrow>
            <mrow>
              <mo stretchy="false">¬</mo>
              <mi mathvariant="italic">Person</mi>
            </mrow>
            <mrow>
              <mo stretchy="false">(</mo>
              <mrow>
                <mi>x</mi>
              </mrow>
              <mo stretchy="false">)</mo>
            </mrow>
            <mrow>
              <mi/>
              <mo stretchy="false">∨</mo>
              <mi/>
            </mrow>
            <mrow>
              <mo stretchy="false">¬</mo>
              <mi mathvariant="italic">Shaves</mi>
            </mrow>
            <mrow>
              <mo stretchy="false">(</mo>
              <mrow>
                <mi>x</mi>
                <mi>,</mi>
                <mi>x</mi>
              </mrow>
              <mo stretchy="false">)</mo>
            </mrow>
            <mrow>
              <mi/>
              <mo stretchy="false">∨</mo>
              <mi/>
            </mrow>
            <mrow>
              <mo stretchy="false">¬</mo>
              <mi mathvariant="italic">Barber</mi>
            </mrow>
            <mrow>
              <mo stretchy="false">(</mo>
              <mrow>
                <mi>y</mi>
              </mrow>
              <mo stretchy="false">)</mo>
            </mrow>
            <mrow>
              <mi/>
              <mo stretchy="false">∨</mo>
              <mi/>
            </mrow>
            <mrow>
              <mo stretchy="false">¬</mo>
              <mi mathvariant="italic">Shaves</mi>
            </mrow>
            <msub>
              <mrow>
                <mo stretchy="false">(</mo>
                <mrow>
                  <mi>y</mi>
                  <mi>,</mi>
                  <mi>x</mi>
                </mrow>
                <mo stretchy="false">)</mo>
              </mrow>
              <mtext>factoring</mtext>
            </msub>
          </mrow>
        </mtd>
      </mtr>
      <mtr>
        <mtd>
          <mrow>
            <mrow>
              <mo stretchy="false">¬</mo>
              <mi mathvariant="italic">Person</mi>
            </mrow>
            <mrow>
              <mo stretchy="false">(</mo>
              <mrow>
                <mi>x</mi>
              </mrow>
              <mo stretchy="false">)</mo>
            </mrow>
            <mrow>
              <mi/>
              <mo stretchy="false">∨</mo>
              <mi/>
            </mrow>
            <mrow>
              <mo stretchy="false">¬</mo>
              <mi mathvariant="italic">Shaves</mi>
            </mrow>
            <mrow>
              <mo stretchy="false">(</mo>
              <mrow>
                <mi>x</mi>
                <mi>,</mi>
                <mi>x</mi>
              </mrow>
              <mo stretchy="false">)</mo>
            </mrow>
            <mrow>
              <mi/>
              <mo stretchy="false">∨</mo>
              <mi/>
            </mrow>
            <mrow>
              <mo stretchy="false">¬</mo>
              <mi mathvariant="italic">Barber</mi>
            </mrow>
            <mrow>
              <mo stretchy="false">(</mo>
              <mrow>
                <mi>y</mi>
              </mrow>
              <mo stretchy="false">)</mo>
            </mrow>
            <mrow>
              <mi/>
              <mo stretchy="false">∨</mo>
              <mi/>
            </mrow>
            <mrow>
              <mo stretchy="false">¬</mo>
              <mi mathvariant="italic">Shaves</mi>
            </mrow>
            <msub>
              <mrow>
                <mo stretchy="false">(</mo>
                <mrow>
                  <mi>x</mi>
                  <mi>,</mi>
                  <mi>x</mi>
                </mrow>
                <mo stretchy="false">)</mo>
              </mrow>
              <mtext>simplify</mtext>
            </msub>
          </mrow>
        </mtd>
      </mtr>
      <mtr>
        <mtd>
          <mrow>
            <mrow>
              <mo stretchy="false">¬</mo>
              <mi mathvariant="italic">Person</mi>
            </mrow>
            <mrow>
              <mo stretchy="false">(</mo>
              <mrow>
                <mi>x</mi>
              </mrow>
              <mo stretchy="false">)</mo>
            </mrow>
            <mrow>
              <mi/>
              <mo stretchy="false">∨</mo>
              <mi/>
            </mrow>
            <mrow>
              <mo stretchy="false">¬</mo>
              <mi mathvariant="italic">Barber</mi>
            </mrow>
            <mrow>
              <mo stretchy="false">(</mo>
              <mrow>
                <mi>y</mi>
              </mrow>
              <mo stretchy="false">)</mo>
            </mrow>
          </mrow>
        </mtd>
      </mtr>
      <mtr>
        <mtd/>
      </mtr>
      <mtr>
        <mtd>
          <mrow>
            <mfrac>
              <mrow>
                <mrow>
                  <mo stretchy="false">¬</mo>
                  <mi mathvariant="italic">Barber</mi>
                </mrow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∨</mo>
                  <mi/>
                </mrow>
                <mi mathvariant="italic">Person</mi>
                <mrow>
                  <mo stretchy="false">(</mo>
                  <mrow>
                    <mi>x</mi>
                  </mrow>
                  <mo stretchy="false">)</mo>
                </mrow>
                <mi>,</mi>
                <mi/>
                <mrow>
                  <mo stretchy="false">¬</mo>
                  <mi mathvariant="italic">Person</mi>
                </mrow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∨</mo>
                  <mi/>
                </mrow>
                <mrow>
                  <mo stretchy="false">¬</mo>
                  <mi mathvariant="italic">Barber</mi>
                </mrow>
                <mrow>
                  <mo stretchy="false">(</mo>
                  <mrow>
                    <mi>y</mi>
                  </mrow>
                  <mo stretchy="false">)</mo>
                </mrow>
              </mrow>
              <mrow>
                <mrow>
                  <mo stretchy="false">¬</mo>
                  <mi mathvariant="italic">Barber</mi>
                </mrow>
                <mrow>
                  <mo stretchy="false">(</mo>
                  <mrow>
                    <mi>x</mi>
                  </mrow>
                  <mo stretchy="false">)</mo>
                </mrow>
              </mrow>
            </mfrac>
            <msub>
              <mi/>
              <mtext>unify and resolve</mtext>
            </msub>
          </mrow>
        </mtd>
      </mtr>
      <mtr>
        <mtd/>
      </mtr>
      <mtr>
        <mtd>
          <mrow>
            <mfrac>
              <mrow>
                <mrow>
                  <mo stretchy="false">¬</mo>
                  <mi mathvariant="italic">Barber</mi>
                </mrow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∨</mo>
                  <mi/>
                </mrow>
                <mi mathvariant="italic">Barber</mi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o stretchy="false">∅</mo>
              </mrow>
            </mfrac>
            <msub>
              <mi/>
              <mtext>resolve</mtext>
            </msub>
          </mrow>
        </mtd>
      </mtr>
      <mtr>
        <mtd/>
      </mtr>
      <mtr>
        <mtd>
          <mrow>
            <mi mathvariant="italic">Q.E.D.</mi>
          </mrow>
        </mtd>
      </mtr>
    </mtable>
    <annotation encoding="StarMath 5.0">forall x,y:~(Person(x)`and`Shaves(x,x)`and`Barber(y))~toward~neg Shaves(y,x)
newline
forall x,y:~(Person(x)`and`neg Shaves(x,x)`and`Barber(y))~toward~Shaves(y,x)
newline
newline
neg Person(x)`or`neg Shaves(x, x)`or`neg Barber(y)`or`neg Shaves(y,x)
newline
neg Person(x)`or`Shaves(x,x)`or`neg Barber(y)`or`Shaves(y,x)
newline
newline
KB:
newline
neg Person(x)`or`neg Shaves(x,x)`or`neg Barber(y)`or`neg Shaves(y,x)
newline
neg Person(x)`or`Shaves(x,x)`or`neg Barber(y)`or`Shaves(y,x)
newline
neg Barber(x)`or`Person(x)
newline
Barber(x)
newline
newline
neg Person(x)`or`neg Shaves(x,x)`or`neg Barber(y)`or`neg Shaves(y,x) rsub "factoring"
newline
neg Person(x)`or`neg Shaves(x,x)`or`neg Barber(y)`or`neg Shaves(x,x) rsub "simplify"
newline
neg Person(x)`or`neg Barber(y)
newline
newline
{neg Barber(x)`or`Person(x),~neg Person(x)`or`neg Barber(y)}
over {neg Barber(x)}`rsub "unify and resolve"
newline
newline
{neg Barber(x)`or`Barber(x)}
over {emptyset}`rsub "resolve"
newline
newline
Q.E.D.</annotation>
  </semantics>
</math>
</file>

<file path=Object 2/content.xml><?xml version="1.0" encoding="utf-8"?>
<math xmlns="http://www.w3.org/1998/Math/MathML">
  <semantics>
    <mtable>
      <mtr>
        <mtd>
          <mrow>
            <mo stretchy="false">∀</mo>
            <mi>x</mi>
            <mi>,</mi>
            <mi>y</mi>
            <mi mathvariant="normal">:</mi>
            <mi/>
            <mi mathvariant="italic">Dragon</mi>
            <mrow>
              <mo stretchy="false">(</mo>
              <mrow>
                <mi>x</mi>
              </mrow>
              <mo stretchy="false">)</mo>
            </mrow>
            <mrow>
              <mi/>
              <mo stretchy="false">∧</mo>
              <mi/>
            </mrow>
            <mrow>
              <mo stretchy="false">(</mo>
              <mrow>
                <mrow>
                  <mo stretchy="false">¬</mo>
                  <mi mathvariant="italic">Child</mi>
                </mrow>
                <mrow>
                  <mo stretchy="false">(</mo>
                  <mrow>
                    <mi>y</mi>
                    <mi>,</mi>
                    <mi>x</mi>
                  </mrow>
                  <mo stretchy="false">)</mo>
                </mrow>
                <mrow>
                  <mi/>
                  <mo stretchy="false">∨</mo>
                  <mi/>
                </mrow>
                <mi mathvariant="italic">CanFly</mi>
                <mrow>
                  <mo stretchy="false">(</mo>
                  <mrow>
                    <mi>y</mi>
                  </mrow>
                  <mo stretchy="false">)</mo>
                </mrow>
              </mrow>
              <mo stretchy="false">)</mo>
            </mrow>
            <mrow>
              <mi/>
              <mo stretchy="false">→</mo>
              <mi/>
            </mrow>
            <mi mathvariant="italic">Happy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o stretchy="false">∀</mo>
            <mi>x</mi>
            <mi mathvariant="normal">:</mi>
            <mi/>
            <mi mathvariant="italic">Dragon</mi>
            <mrow>
              <mo stretchy="false">(</mo>
              <mrow>
                <mi>x</mi>
              </mrow>
              <mo stretchy="false">)</mo>
            </mrow>
            <mrow>
              <mi/>
              <mo stretchy="false">∧</mo>
              <mi/>
            </mrow>
            <mtext>Green</mtext>
            <mrow>
              <mo stretchy="false">(</mo>
              <mrow>
                <mi>x</mi>
              </mrow>
              <mo stretchy="false">)</mo>
            </mrow>
            <mrow>
              <mi/>
              <mo stretchy="false">→</mo>
              <mi/>
            </mrow>
            <mi mathvariant="italic">CanFly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o stretchy="false">∀</mo>
            <mi>x</mi>
            <mi>,</mi>
            <mi>y</mi>
            <mi mathvariant="normal">:</mi>
            <mi/>
            <mi mathvariant="italic">Dragon</mi>
            <mrow>
              <mo stretchy="false">(</mo>
              <mrow>
                <mi>x</mi>
              </mrow>
              <mo stretchy="false">)</mo>
            </mrow>
            <mrow>
              <mi/>
              <mo stretchy="false">∧</mo>
              <mi/>
            </mrow>
            <mtext>Green</mtext>
            <mrow>
              <mo stretchy="false">(</mo>
              <mrow>
                <mi>x</mi>
              </mrow>
              <mo stretchy="false">)</mo>
            </mrow>
            <mrow>
              <mi/>
              <mo stretchy="false">∧</mo>
              <mi/>
            </mrow>
            <mi mathvariant="italic">Child</mi>
            <mrow>
              <mo stretchy="false">(</mo>
              <mrow>
                <mi>y</mi>
                <mi>,</mi>
                <mi>x</mi>
              </mrow>
              <mo stretchy="false">)</mo>
            </mrow>
            <mrow>
              <mi/>
              <mo stretchy="false">→</mo>
              <mi/>
            </mrow>
            <mtext>Green</mtext>
            <mrow>
              <mo stretchy="false">(</mo>
              <mrow>
                <mi>y</mi>
              </mrow>
              <mo stretchy="false">)</mo>
            </mrow>
          </mrow>
        </mtd>
      </mtr>
      <mtr>
        <mtd/>
      </mtr>
      <mtr>
        <mtd>
          <mrow>
            <mi mathvariant="italic">KB</mi>
            <mi mathvariant="normal">:</mi>
          </mrow>
        </mtd>
      </mtr>
      <mtr>
        <mtd>
          <mrow>
            <mrow>
              <mo stretchy="false">¬</mo>
              <mi mathvariant="italic">Dragon</mi>
            </mrow>
            <mrow>
              <mo stretchy="false">(</mo>
              <mrow>
                <mi>x</mi>
              </mrow>
              <mo stretchy="false">)</mo>
            </mrow>
            <mrow>
              <mi/>
              <mo stretchy="false">∨</mo>
              <mi/>
            </mrow>
            <mi mathvariant="italic">Child</mi>
            <mrow>
              <mo stretchy="false">(</mo>
              <mrow>
                <mi>y</mi>
                <mi>,</mi>
                <mi>x</mi>
              </mrow>
              <mo stretchy="false">)</mo>
            </mrow>
            <mrow>
              <mi/>
              <mo stretchy="false">∨</mo>
              <mi/>
            </mrow>
            <mi mathvariant="italic">Happy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o stretchy="false">¬</mo>
              <mi mathvariant="italic">Dragon</mi>
            </mrow>
            <mrow>
              <mo stretchy="false">(</mo>
              <mrow>
                <mi>x</mi>
              </mrow>
              <mo stretchy="false">)</mo>
            </mrow>
            <mrow>
              <mi/>
              <mo stretchy="false">∨</mo>
              <mi/>
            </mrow>
            <mrow>
              <mo stretchy="false">¬</mo>
              <mi mathvariant="italic">CanFly</mi>
            </mrow>
            <mrow>
              <mo stretchy="false">(</mo>
              <mrow>
                <mi>y</mi>
              </mrow>
              <mo stretchy="false">)</mo>
            </mrow>
            <mrow>
              <mi/>
              <mo stretchy="false">∨</mo>
              <mi/>
            </mrow>
            <mi mathvariant="italic">Happy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o stretchy="false">¬</mo>
              <mi mathvariant="italic">Dragon</mi>
            </mrow>
            <mrow>
              <mo stretchy="false">(</mo>
              <mrow>
                <mi>x</mi>
              </mrow>
              <mo stretchy="false">)</mo>
            </mrow>
            <mrow>
              <mi/>
              <mo stretchy="false">∨</mo>
              <mi/>
            </mrow>
            <mrow>
              <mo stretchy="false">¬</mo>
              <mtext>Green</mtext>
            </mrow>
            <mrow>
              <mo stretchy="false">(</mo>
              <mrow>
                <mi>x</mi>
              </mrow>
              <mo stretchy="false">)</mo>
            </mrow>
            <mrow>
              <mi/>
              <mo stretchy="false">∨</mo>
              <mi/>
            </mrow>
            <mi mathvariant="italic">CanFly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o stretchy="false">¬</mo>
              <mi mathvariant="italic">Dragon</mi>
            </mrow>
            <mrow>
              <mo stretchy="false">(</mo>
              <mrow>
                <mi>x</mi>
              </mrow>
              <mo stretchy="false">)</mo>
            </mrow>
            <mrow>
              <mi/>
              <mo stretchy="false">∨</mo>
              <mi/>
            </mrow>
            <mrow>
              <mo stretchy="false">¬</mo>
              <mtext>Green</mtext>
            </mrow>
            <mrow>
              <mo stretchy="false">(</mo>
              <mrow>
                <mi>x</mi>
              </mrow>
              <mo stretchy="false">)</mo>
            </mrow>
            <mrow>
              <mi/>
              <mo stretchy="false">∨</mo>
              <mi/>
            </mrow>
            <mrow>
              <mo stretchy="false">¬</mo>
              <mi mathvariant="italic">Child</mi>
            </mrow>
            <mrow>
              <mo stretchy="false">(</mo>
              <mrow>
                <mi>y</mi>
                <mi>,</mi>
                <mi>x</mi>
              </mrow>
              <mo stretchy="false">)</mo>
            </mrow>
            <mrow>
              <mi/>
              <mo stretchy="false">∨</mo>
              <mi/>
            </mrow>
            <mtext>Green</mtext>
            <mrow>
              <mo stretchy="false">(</mo>
              <mrow>
                <mi>y</mi>
              </mrow>
              <mo stretchy="false">)</mo>
            </mrow>
          </mrow>
        </mtd>
      </mtr>
      <mtr>
        <mtd>
          <mrow>
            <mrow>
              <mo stretchy="false">¬</mo>
              <mi mathvariant="italic">Happy</mi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i mathvariant="italic">Dragon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text>Green</mtext>
            <mrow>
              <mo stretchy="false">(</mo>
              <mrow>
                <mi>x</mi>
              </mrow>
              <mo stretchy="false">)</mo>
            </mrow>
          </mrow>
        </mtd>
      </mtr>
      <mtr>
        <mtd/>
      </mtr>
      <mtr>
        <mtd>
          <mrow>
            <mrow>
              <mo stretchy="false">¬</mo>
              <mi mathvariant="italic">Dragon</mi>
            </mrow>
            <mrow>
              <mo stretchy="false">(</mo>
              <mrow>
                <mi>x</mi>
              </mrow>
              <mo stretchy="false">)</mo>
            </mrow>
            <mrow>
              <mi/>
              <mo stretchy="false">∨</mo>
              <mi/>
            </mrow>
            <mi mathvariant="italic">Child</mi>
            <mrow>
              <mo stretchy="false">(</mo>
              <mrow>
                <mi>y</mi>
                <mi>,</mi>
                <mi>x</mi>
              </mrow>
              <mo stretchy="false">)</mo>
            </mrow>
            <mrow>
              <mi/>
              <mo stretchy="false">∨</mo>
              <mi/>
            </mrow>
            <mi mathvariant="italic">Happy</mi>
            <mrow>
              <mo stretchy="false">(</mo>
              <mrow>
                <mi>x</mi>
              </mrow>
              <mo stretchy="false">)</mo>
            </mrow>
            <mi>,</mi>
          </mrow>
        </mtd>
      </mtr>
      <mtr>
        <mtd>
          <mrow>
            <mfrac>
              <mrow>
                <mrow>
                  <mo stretchy="false">¬</mo>
                  <mi mathvariant="italic">Dragon</mi>
                </mrow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∨</mo>
                  <mi/>
                </mrow>
                <mrow>
                  <mo stretchy="false">¬</mo>
                  <mtext>Green</mtext>
                </mrow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∨</mo>
                  <mi/>
                </mrow>
                <mrow>
                  <mo stretchy="false">¬</mo>
                  <mi mathvariant="italic">Child</mi>
                </mrow>
                <mrow>
                  <mo stretchy="false">(</mo>
                  <mrow>
                    <mi>y</mi>
                    <mi>,</mi>
                    <mi>x</mi>
                  </mrow>
                  <mo stretchy="false">)</mo>
                </mrow>
                <mrow>
                  <mi/>
                  <mo stretchy="false">∨</mo>
                  <mi/>
                </mrow>
                <mtext>Green</mtext>
                <mrow>
                  <mo stretchy="false">(</mo>
                  <mrow>
                    <mi>y</mi>
                  </mrow>
                  <mo stretchy="false">)</mo>
                </mrow>
              </mrow>
              <mrow>
                <mrow>
                  <mo stretchy="false">¬</mo>
                  <mi mathvariant="italic">Dragon</mi>
                </mrow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∨</mo>
                  <mi/>
                </mrow>
                <mi mathvariant="italic">Happy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∨</mo>
                  <mi/>
                </mrow>
                <mrow>
                  <mo stretchy="false">¬</mo>
                  <mtext>Green</mtext>
                </mrow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∨</mo>
                  <mi/>
                </mrow>
                <mtext>Green</mtext>
                <mrow>
                  <mo stretchy="false">(</mo>
                  <mrow>
                    <mi>y</mi>
                  </mrow>
                  <mo stretchy="false">)</mo>
                </mrow>
              </mrow>
            </mfrac>
            <msub>
              <mi/>
              <mtext>resolve</mtext>
            </msub>
          </mrow>
        </mtd>
      </mtr>
      <mtr>
        <mtd/>
      </mtr>
      <mtr>
        <mtd>
          <mrow>
            <mrow>
              <mo stretchy="false">¬</mo>
              <mi mathvariant="italic">Dragon</mi>
            </mrow>
            <mrow>
              <mo stretchy="false">(</mo>
              <mrow>
                <mi>y</mi>
              </mrow>
              <mo stretchy="false">)</mo>
            </mrow>
            <mrow>
              <mi/>
              <mo stretchy="false">∨</mo>
              <mi/>
            </mrow>
            <mrow>
              <mo stretchy="false">¬</mo>
              <mtext>Green</mtext>
            </mrow>
            <mrow>
              <mo stretchy="false">(</mo>
              <mrow>
                <mi>y</mi>
              </mrow>
              <mo stretchy="false">)</mo>
            </mrow>
            <mrow>
              <mi/>
              <mo stretchy="false">∨</mo>
              <mi/>
            </mrow>
            <mi mathvariant="italic">CanFly</mi>
            <mrow>
              <mo stretchy="false">(</mo>
              <mrow>
                <mi>y</mi>
              </mrow>
              <mo stretchy="false">)</mo>
            </mrow>
            <mi>,</mi>
          </mrow>
        </mtd>
      </mtr>
      <mtr>
        <mtd>
          <mrow>
            <mfrac>
              <mrow>
                <mrow>
                  <mo stretchy="false">¬</mo>
                  <mi mathvariant="italic">Dragon</mi>
                </mrow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∨</mo>
                  <mi/>
                </mrow>
                <mi mathvariant="italic">Happy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∨</mo>
                  <mi/>
                </mrow>
                <mrow>
                  <mo stretchy="false">¬</mo>
                  <mtext>Green</mtext>
                </mrow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∨</mo>
                  <mi/>
                </mrow>
                <mtext>Green</mtext>
                <mrow>
                  <mo stretchy="false">(</mo>
                  <mrow>
                    <mi>y</mi>
                  </mrow>
                  <mo stretchy="false">)</mo>
                </mrow>
              </mrow>
              <mrow>
                <mrow>
                  <mo stretchy="false">¬</mo>
                  <mi mathvariant="italic">Dragon</mi>
                </mrow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∨</mo>
                  <mi/>
                </mrow>
                <mi mathvariant="italic">Happy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∨</mo>
                  <mi/>
                </mrow>
                <mi mathvariant="italic">CanFly</mi>
                <mrow>
                  <mo stretchy="false">(</mo>
                  <mrow>
                    <mi>y</mi>
                  </mrow>
                  <mo stretchy="false">)</mo>
                </mrow>
                <mrow>
                  <mi/>
                  <mo stretchy="false">∨</mo>
                  <mi/>
                </mrow>
                <mrow>
                  <mo stretchy="false">¬</mo>
                  <mi mathvariant="italic">Dragon</mi>
                </mrow>
                <mrow>
                  <mo stretchy="false">(</mo>
                  <mrow>
                    <mi>y</mi>
                  </mrow>
                  <mo stretchy="false">)</mo>
                </mrow>
                <mrow>
                  <mi/>
                  <mo stretchy="false">∨</mo>
                  <mi/>
                </mrow>
                <mrow>
                  <mo stretchy="false">¬</mo>
                  <mtext>Green</mtext>
                </mrow>
                <mrow>
                  <mo stretchy="false">(</mo>
                  <mrow>
                    <mi>x</mi>
                  </mrow>
                  <mo stretchy="false">)</mo>
                </mrow>
              </mrow>
            </mfrac>
            <msub>
              <mi/>
              <mtext>resolve</mtext>
            </msub>
          </mrow>
        </mtd>
      </mtr>
      <mtr>
        <mtd/>
      </mtr>
      <mtr>
        <mtd>
          <mrow>
            <mrow>
              <mo stretchy="false">¬</mo>
              <mi mathvariant="italic">Dragon</mi>
            </mrow>
            <mrow>
              <mo stretchy="false">(</mo>
              <mrow>
                <mi>x</mi>
              </mrow>
              <mo stretchy="false">)</mo>
            </mrow>
            <mrow>
              <mi/>
              <mo stretchy="false">∨</mo>
              <mi/>
            </mrow>
            <mrow>
              <mo stretchy="false">¬</mo>
              <mi mathvariant="italic">CanFly</mi>
            </mrow>
            <mrow>
              <mo stretchy="false">(</mo>
              <mrow>
                <mi>y</mi>
              </mrow>
              <mo stretchy="false">)</mo>
            </mrow>
            <mrow>
              <mi/>
              <mo stretchy="false">∨</mo>
              <mi/>
            </mrow>
            <mi mathvariant="italic">Happy</mi>
            <mrow>
              <mo stretchy="false">(</mo>
              <mrow>
                <mi>x</mi>
              </mrow>
              <mo stretchy="false">)</mo>
            </mrow>
            <mi>,</mi>
          </mrow>
        </mtd>
      </mtr>
      <mtr>
        <mtd>
          <mrow>
            <mfrac>
              <mrow>
                <mrow>
                  <mo stretchy="false">¬</mo>
                  <mi mathvariant="italic">Dragon</mi>
                </mrow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∨</mo>
                  <mi/>
                </mrow>
                <mi mathvariant="italic">Happy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∨</mo>
                  <mi/>
                </mrow>
                <mi mathvariant="italic">CanFly</mi>
                <mrow>
                  <mo stretchy="false">(</mo>
                  <mrow>
                    <mi>y</mi>
                  </mrow>
                  <mo stretchy="false">)</mo>
                </mrow>
                <mrow>
                  <mi/>
                  <mo stretchy="false">∨</mo>
                  <mi/>
                </mrow>
                <mrow>
                  <mo stretchy="false">¬</mo>
                  <mi mathvariant="italic">Dragon</mi>
                </mrow>
                <mrow>
                  <mo stretchy="false">(</mo>
                  <mrow>
                    <mi>y</mi>
                  </mrow>
                  <mo stretchy="false">)</mo>
                </mrow>
                <mrow>
                  <mi/>
                  <mo stretchy="false">∨</mo>
                  <mi/>
                </mrow>
                <mrow>
                  <mo stretchy="false">¬</mo>
                  <mtext>Green</mtext>
                </mrow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row>
                  <mo stretchy="false">¬</mo>
                  <mi mathvariant="italic">Dragon</mi>
                </mrow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∨</mo>
                  <mi/>
                </mrow>
                <mi mathvariant="italic">Happy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∨</mo>
                  <mi/>
                </mrow>
                <mrow>
                  <mo stretchy="false">¬</mo>
                  <mi mathvariant="italic">Dragon</mi>
                </mrow>
                <mrow>
                  <mo stretchy="false">(</mo>
                  <mrow>
                    <mi>y</mi>
                  </mrow>
                  <mo stretchy="false">)</mo>
                </mrow>
                <mrow>
                  <mi/>
                  <mo stretchy="false">∨</mo>
                  <mi/>
                </mrow>
                <mrow>
                  <mo stretchy="false">¬</mo>
                  <mtext>Green</mtext>
                </mrow>
                <mrow>
                  <mo stretchy="false">(</mo>
                  <mrow>
                    <mi>x</mi>
                  </mrow>
                  <mo stretchy="false">)</mo>
                </mrow>
              </mrow>
            </mfrac>
            <msub>
              <mi/>
              <mtext>resolve</mtext>
            </msub>
          </mrow>
        </mtd>
      </mtr>
      <mtr>
        <mtd/>
      </mtr>
      <mtr>
        <mtd>
          <mrow>
            <mrow>
              <mo stretchy="false">¬</mo>
              <mi mathvariant="italic">Happy</mi>
            </mrow>
            <mrow>
              <mo stretchy="false">(</mo>
              <mrow>
                <mi>x</mi>
              </mrow>
              <mo stretchy="false">)</mo>
            </mrow>
            <mi>,</mi>
            <mi mathvariant="italic">Dragon</mi>
            <mrow>
              <mo stretchy="false">(</mo>
              <mrow>
                <mi>x</mi>
              </mrow>
              <mo stretchy="false">)</mo>
            </mrow>
            <mi>,</mi>
            <mtext>Green</mtext>
            <mrow>
              <mo stretchy="false">(</mo>
              <mrow>
                <mi>x</mi>
              </mrow>
              <mo stretchy="false">)</mo>
            </mrow>
            <mi>,</mi>
            <mi mathvariant="italic">Dragon</mi>
            <mrow>
              <mo stretchy="false">(</mo>
              <mrow>
                <mi>y</mi>
              </mrow>
              <mo stretchy="false">)</mo>
            </mrow>
          </mrow>
        </mtd>
      </mtr>
      <mtr>
        <mtd>
          <mrow>
            <mfrac>
              <mrow>
                <mrow>
                  <mo stretchy="false">¬</mo>
                  <mi mathvariant="italic">Dragon</mi>
                </mrow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∨</mo>
                  <mi/>
                </mrow>
                <mi mathvariant="italic">Happy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∨</mo>
                  <mi/>
                </mrow>
                <mrow>
                  <mo stretchy="false">¬</mo>
                  <mi mathvariant="italic">Dragon</mi>
                </mrow>
                <mrow>
                  <mo stretchy="false">(</mo>
                  <mrow>
                    <mi>y</mi>
                  </mrow>
                  <mo stretchy="false">)</mo>
                </mrow>
                <mrow>
                  <mi/>
                  <mo stretchy="false">∨</mo>
                  <mi/>
                </mrow>
                <mrow>
                  <mo stretchy="false">¬</mo>
                  <mtext>Green</mtext>
                </mrow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o stretchy="false">∅</mo>
              </mrow>
            </mfrac>
            <msub>
              <mi/>
              <mtext>resolve</mtext>
            </msub>
          </mrow>
        </mtd>
      </mtr>
      <mtr>
        <mtd/>
      </mtr>
      <mtr>
        <mtd>
          <mrow>
            <mi mathvariant="italic">Q.E.D.</mi>
          </mrow>
        </mtd>
      </mtr>
    </mtable>
    <annotation encoding="StarMath 5.0">forall x,y:~Dragon(x)`and`(neg Child(y,x)`or`CanFly(y))~toward~Happy(x)
newline
forall x:~Dragon(x)`and`"Green"(x)~toward~CanFly(x)
newline
forall x,y:~Dragon(x)`and`"Green"(x)`and`Child(y,x)~toward~"Green"(y)
newline
newline
KB:
newline
neg Dragon(x)`or`Child(y,x)`or`Happy(x)
newline
neg Dragon(x)`or`neg CanFly(y)`or`Happy(x)
newline
neg Dragon(x)`or`neg "Green"(x)`or`CanFly(x)
newline
neg Dragon(x)`or`neg "Green"(x)`or`neg Child(y,x)`or`"Green"(y)
newline
neg Happy(x)
newline
Dragon(x)
newline
"Green"(x)
newline
newline
neg Dragon(x)`or`Child(y,x)`or`Happy(x),
newline
{neg Dragon(x)`or`neg "Green"(x)`or`neg Child(y,x)`or`"Green"(y)}
over {neg Dragon(x)`or`Happy(x)`or`neg "Green"(x)`or`"Green"(y)}`rsub "resolve"
newline
newline
neg Dragon(y)`or`neg "Green"(y)`or`CanFly(y),
newline
{neg Dragon(x)`or`Happy(x)`or`neg "Green"(x)`or`"Green"(y)} over {neg Dragon(x)`or`Happy(x)`or`CanFly(y)`or`neg Dragon(y)`or`neg "Green"(x)}`rsub "resolve"
newline
newline
neg Dragon(x)`or`neg CanFly(y)`or`Happy(x),
newline
{neg Dragon(x)`or`Happy(x)`or`CanFly(y)`or`neg Dragon(y)`or`neg "Green"(x)} over {neg Dragon(x)`or`Happy(x)`or`neg Dragon(y)`or`neg "Green"(x)}`rsub "resolve"
newline
newline
neg Happy(x), Dragon(x), "Green"(x), Dragon(y)
newline
{neg Dragon(x)`or`Happy(x)`or`neg Dragon(y)`or`neg "Green"(x)} over {emptyset}`rsub "resolve"
newline
newline
Q.E.D.</annotation>
  </semantics>
</math>
</file>

<file path=Object 3/content.xml><?xml version="1.0" encoding="utf-8"?>
<math xmlns="http://www.w3.org/1998/Math/MathML">
  <semantics>
    <mtable>
      <mtr>
        <mtd>
          <mrow>
            <mo stretchy="false">∀</mo>
            <mi>x</mi>
            <mi>,</mi>
            <mi>y</mi>
            <mi>,</mi>
            <mi>a</mi>
            <mi>,</mi>
            <mi>b</mi>
            <mi mathvariant="normal">:</mi>
            <mi/>
            <mi mathvariant="italic">Adjacent</mi>
            <mrow>
              <mo stretchy="false">(</mo>
              <mrow>
                <mi>x</mi>
                <mi>,</mi>
                <mi>y</mi>
                <mi>,</mi>
                <mi>a</mi>
                <mi>,</mi>
                <mi>b</mi>
              </mrow>
              <mo stretchy="false">)</mo>
            </mrow>
            <mi/>
            <mo stretchy="false">⇔</mo>
            <mi/>
          </mrow>
        </mtd>
      </mtr>
      <mtr>
        <mtd>
          <mrow>
            <mfenced open="(" close=")">
              <mrow>
                <mi>x</mi>
                <mrow>
                  <mi/>
                  <mo stretchy="false">=</mo>
                  <mi/>
                </mrow>
                <mi>a</mi>
                <mrow>
                  <mi/>
                  <mo stretchy="false">∧</mo>
                  <mi/>
                </mrow>
                <mrow>
                  <mo stretchy="false">(</mo>
                  <mrow>
                    <mi>y</mi>
                    <mrow>
                      <mi/>
                      <mo stretchy="false">=</mo>
                      <mi/>
                    </mrow>
                    <mi>b</mi>
                    <mrow>
                      <mi/>
                      <mo stretchy="false">+</mo>
                      <mi/>
                    </mrow>
                    <mn>1</mn>
                    <mrow>
                      <mi/>
                      <mo stretchy="false">∨</mo>
                      <mi/>
                    </mrow>
                    <mi>y</mi>
                    <mrow>
                      <mi/>
                      <mo stretchy="false">=</mo>
                      <mi/>
                    </mrow>
                    <mi>b</mi>
                    <mrow>
                      <mi/>
                      <mo stretchy="false">−</mo>
                      <mi/>
                    </mrow>
                    <mn>1</mn>
                  </mrow>
                  <mo stretchy="false">)</mo>
                </mrow>
              </mrow>
            </mfenced>
            <mrow>
              <mi/>
              <mo stretchy="false">∨</mo>
              <mi/>
            </mrow>
            <mfenced open="(" close=")">
              <mrow>
                <mi>y</mi>
                <mrow>
                  <mi/>
                  <mo stretchy="false">=</mo>
                  <mi/>
                </mrow>
                <mi>b</mi>
                <mrow>
                  <mi/>
                  <mo stretchy="false">∧</mo>
                  <mi/>
                </mrow>
                <mrow>
                  <mo stretchy="false">(</mo>
                  <mrow>
                    <mi>x</mi>
                    <mrow>
                      <mi/>
                      <mo stretchy="false">=</mo>
                      <mi/>
                    </mrow>
                    <mi>a</mi>
                    <mrow>
                      <mi/>
                      <mo stretchy="false">+</mo>
                      <mi/>
                    </mrow>
                    <mn>1</mn>
                    <mrow>
                      <mi/>
                      <mo stretchy="false">∨</mo>
                      <mi/>
                    </mrow>
                    <mi>x</mi>
                    <mrow>
                      <mi/>
                      <mo stretchy="false">=</mo>
                      <mi/>
                    </mrow>
                    <mi>a</mi>
                    <mrow>
                      <mi/>
                      <mo stretchy="false">−</mo>
                      <mi/>
                    </mrow>
                    <mn>1</mn>
                  </mrow>
                  <mo stretchy="false">)</mo>
                </mrow>
              </mrow>
            </mfenced>
          </mrow>
        </mtd>
      </mtr>
    </mtable>
    <annotation encoding="StarMath 5.0">forall x,y,a,b:~Adjacent(x,y,a,b)~dlrarrow~
newline
left(x`=`a`and`(y`=`b`+`1`or`y`=`b`-`1)right)`or`left(y`=`b`and`(x`=`a`+`1`or`x`=`a`-`1)right)</annotation>
  </semantics>
</math>
</file>

<file path=Object 4/content.xml><?xml version="1.0" encoding="utf-8"?>
<math xmlns="http://www.w3.org/1998/Math/MathML">
  <semantics>
    <mtable>
      <mtr>
        <mtd>
          <mrow>
            <mo stretchy="false">∀</mo>
            <mi>x</mi>
            <mi>,</mi>
            <mi>y</mi>
            <mi mathvariant="normal">:</mi>
            <mi/>
            <mi mathvariant="italic">At</mi>
            <mrow>
              <mo stretchy="false">(</mo>
              <mrow>
                <mi mathvariant="italic">Smell</mi>
                <mi>,</mi>
                <mi>x</mi>
                <mi>,</mi>
                <mi>y</mi>
              </mrow>
              <mo stretchy="false">)</mo>
            </mrow>
            <mi/>
            <mo stretchy="false">⇔</mo>
            <mi/>
          </mrow>
        </mtd>
      </mtr>
      <mtr>
        <mtd>
          <mrow>
            <mo stretchy="false">∃</mo>
            <mi>u</mi>
            <mi>,</mi>
            <mi>v</mi>
            <mi mathvariant="normal">:</mi>
            <mi/>
            <mi mathvariant="italic">At</mi>
            <mrow>
              <mo stretchy="false">(</mo>
              <mrow>
                <mi mathvariant="italic">Wumpus</mi>
                <mi>,</mi>
                <mi>u</mi>
                <mi>,</mi>
                <mi>v</mi>
              </mrow>
              <mo stretchy="false">)</mo>
            </mrow>
            <mrow>
              <mi/>
              <mo stretchy="false">∧</mo>
              <mi/>
            </mrow>
            <mi mathvariant="italic">Adjacent</mi>
            <mrow>
              <mo stretchy="false">(</mo>
              <mrow>
                <mi>x</mi>
                <mi>,</mi>
                <mi>y</mi>
                <mi>,</mi>
                <mi>u</mi>
                <mi>,</mi>
                <mi>v</mi>
              </mrow>
              <mo stretchy="false">)</mo>
            </mrow>
          </mrow>
        </mtd>
      </mtr>
      <mtr>
        <mtd/>
      </mtr>
      <mtr>
        <mtd>
          <mrow>
            <mo stretchy="false">∀</mo>
            <mi>x</mi>
            <mi>,</mi>
            <mi>y</mi>
            <mi mathvariant="normal">:</mi>
            <mi/>
            <mi mathvariant="italic">At</mi>
            <mrow>
              <mo stretchy="false">(</mo>
              <mrow>
                <mi mathvariant="italic">Breeze</mi>
                <mi>,</mi>
                <mi>x</mi>
                <mi>,</mi>
                <mi>y</mi>
              </mrow>
              <mo stretchy="false">)</mo>
            </mrow>
            <mi/>
            <mo stretchy="false">⇔</mo>
            <mi/>
          </mrow>
        </mtd>
      </mtr>
      <mtr>
        <mtd>
          <mrow>
            <mo stretchy="false">∃</mo>
            <mi>u</mi>
            <mi>,</mi>
            <mi>v</mi>
            <mi mathvariant="normal">:</mi>
            <mi/>
            <mi mathvariant="italic">At</mi>
            <mrow>
              <mo stretchy="false">(</mo>
              <mrow>
                <mi mathvariant="italic">Pit</mi>
                <mi>,</mi>
                <mi>u</mi>
                <mi>,</mi>
                <mi>v</mi>
              </mrow>
              <mo stretchy="false">)</mo>
            </mrow>
            <mrow>
              <mi/>
              <mo stretchy="false">∧</mo>
              <mi/>
            </mrow>
            <mi mathvariant="italic">Adjacent</mi>
            <mrow>
              <mo stretchy="false">(</mo>
              <mrow>
                <mi>x</mi>
                <mi>,</mi>
                <mi>y</mi>
                <mi>,</mi>
                <mi>u</mi>
                <mi>,</mi>
                <mi>v</mi>
              </mrow>
              <mo stretchy="false">)</mo>
            </mrow>
          </mrow>
        </mtd>
      </mtr>
      <mtr>
        <mtd/>
      </mtr>
      <mtr>
        <mtd>
          <mrow>
            <mo stretchy="false">∀</mo>
            <mi>x</mi>
            <mi>,</mi>
            <mi>y</mi>
            <mi mathvariant="normal">:</mi>
            <mi/>
            <mi mathvariant="italic">At</mi>
            <mrow>
              <mo stretchy="false">(</mo>
              <mrow>
                <mi mathvariant="italic">Gold</mi>
                <mi>,</mi>
                <mi>x</mi>
                <mi>,</mi>
                <mi>y</mi>
              </mrow>
              <mo stretchy="false">)</mo>
            </mrow>
            <mrow>
              <mi/>
              <mo stretchy="false">∧</mo>
              <mi/>
            </mrow>
            <mrow>
              <mo stretchy="false">¬</mo>
              <mi mathvariant="italic">Holding</mi>
            </mrow>
            <mrow>
              <mo stretchy="false">(</mo>
              <mrow>
                <mi mathvariant="italic">Gold</mi>
              </mrow>
              <mo stretchy="false">)</mo>
            </mrow>
            <mi/>
            <mo stretchy="false">⇔</mo>
            <mi/>
          </mrow>
        </mtd>
      </mtr>
      <mtr>
        <mtd>
          <mrow>
            <mi mathvariant="italic">At</mi>
            <mrow>
              <mo stretchy="false">(</mo>
              <mrow>
                <mi mathvariant="italic">Glitter</mi>
                <mi>,</mi>
                <mi>x</mi>
                <mi>,</mi>
                <mi>y</mi>
              </mrow>
              <mo stretchy="false">)</mo>
            </mrow>
          </mrow>
        </mtd>
      </mtr>
    </mtable>
    <annotation encoding="StarMath 5.0">forall x,y:~At(Smell,x,y)~dlrarrow~
newline
exists u,v:~At(Wumpus,u,v)`and`Adjacent(x,y,u,v)
newline
newline
forall x,y:~At(Breeze,x,y)~dlrarrow~
newline
exists u,v:~At(Pit,u,v)`and`Adjacent(x,y,u,v)
newline
newline
forall x,y:~At(Gold,x,y)`and`neg Holding(Gold)~dlrarrow~
newline
At(Glitter,x,y)</annotation>
  </semantics>
</math>
</file>

<file path=Object 5/content.xml><?xml version="1.0" encoding="utf-8"?>
<math xmlns="http://www.w3.org/1998/Math/MathML">
  <semantics>
    <mtable>
      <mtr>
        <mtd>
          <mrow>
            <mo stretchy="false">∀</mo>
            <mi>s</mi>
            <mi mathvariant="normal">:</mi>
            <mi/>
            <mi mathvariant="italic">YPosition</mi>
            <mrow>
              <mo stretchy="false">(</mo>
              <mrow>
                <mi>s</mi>
              </mrow>
              <mo stretchy="false">)</mo>
            </mrow>
            <mrow>
              <mi/>
              <mo stretchy="false">&lt;</mo>
              <mi/>
            </mrow>
            <mn>4</mn>
            <mrow>
              <mi/>
              <mo stretchy="false">→</mo>
              <mi/>
            </mrow>
            <mi mathvariant="italic">Poss</mi>
            <mrow>
              <mo stretchy="false">(</mo>
              <mrow>
                <mi mathvariant="italic">GoNorth</mi>
                <mi>,</mi>
                <mi>s</mi>
              </mrow>
              <mo stretchy="false">)</mo>
            </mrow>
          </mrow>
        </mtd>
      </mtr>
      <mtr>
        <mtd>
          <mrow>
            <mo stretchy="false">∀</mo>
            <mi>s</mi>
            <mi mathvariant="normal">:</mi>
            <mi/>
            <mi mathvariant="italic">YPosition</mi>
            <mrow>
              <mo stretchy="false">(</mo>
              <mrow>
                <mi>s</mi>
              </mrow>
              <mo stretchy="false">)</mo>
            </mrow>
            <mrow>
              <mi/>
              <mo stretchy="false">&gt;</mo>
              <mi/>
            </mrow>
            <mn>1</mn>
            <mrow>
              <mi/>
              <mo stretchy="false">→</mo>
              <mi/>
            </mrow>
            <mi mathvariant="italic">Poss</mi>
            <mrow>
              <mo stretchy="false">(</mo>
              <mrow>
                <mi mathvariant="italic">GoSouth</mi>
                <mi>,</mi>
                <mi>s</mi>
              </mrow>
              <mo stretchy="false">)</mo>
            </mrow>
          </mrow>
        </mtd>
      </mtr>
      <mtr>
        <mtd>
          <mrow>
            <mo stretchy="false">∀</mo>
            <mi>s</mi>
            <mi mathvariant="normal">:</mi>
            <mi/>
            <mi mathvariant="italic">XPosition</mi>
            <mrow>
              <mo stretchy="false">(</mo>
              <mrow>
                <mi>s</mi>
              </mrow>
              <mo stretchy="false">)</mo>
            </mrow>
            <mrow>
              <mi/>
              <mo stretchy="false">&lt;</mo>
              <mi/>
            </mrow>
            <mn>4</mn>
            <mrow>
              <mi/>
              <mo stretchy="false">→</mo>
              <mi/>
            </mrow>
            <mi mathvariant="italic">Poss</mi>
            <mrow>
              <mo stretchy="false">(</mo>
              <mrow>
                <mi mathvariant="italic">GoEast</mi>
                <mi>,</mi>
                <mi>s</mi>
              </mrow>
              <mo stretchy="false">)</mo>
            </mrow>
          </mrow>
        </mtd>
      </mtr>
      <mtr>
        <mtd>
          <mrow>
            <mo stretchy="false">∀</mo>
            <mi>s</mi>
            <mi mathvariant="normal">:</mi>
            <mi/>
            <mi mathvariant="italic">XPosition</mi>
            <mrow>
              <mo stretchy="false">(</mo>
              <mrow>
                <mi>s</mi>
              </mrow>
              <mo stretchy="false">)</mo>
            </mrow>
            <mrow>
              <mi/>
              <mo stretchy="false">&gt;</mo>
              <mi/>
            </mrow>
            <mn>1</mn>
            <mrow>
              <mi/>
              <mo stretchy="false">→</mo>
              <mi/>
            </mrow>
            <mi mathvariant="italic">Poss</mi>
            <mrow>
              <mo stretchy="false">(</mo>
              <mrow>
                <mi mathvariant="italic">GoWest</mi>
                <mi>,</mi>
                <mi>s</mi>
              </mrow>
              <mo stretchy="false">)</mo>
            </mrow>
          </mrow>
        </mtd>
      </mtr>
      <mtr>
        <mtd/>
      </mtr>
      <mtr>
        <mtd>
          <mrow>
            <mi mathvariant="italic">Poss</mi>
            <mrow>
              <mo stretchy="false">(</mo>
              <mrow>
                <mi>a</mi>
                <mi>,</mi>
                <mi>s</mi>
              </mrow>
              <mo stretchy="false">)</mo>
            </mrow>
            <mrow>
              <mi/>
              <mo stretchy="false">→</mo>
              <mi/>
            </mrow>
          </mrow>
        </mtd>
      </mtr>
      <mtr>
        <mtd>
          <mrow>
            <mfenced open="(" close=")">
              <mrow>
                <mi mathvariant="italic">At</mi>
                <mfenced open="(" close=")">
                  <mrow>
                    <mi mathvariant="italic">Agent</mi>
                    <mi>,</mi>
                    <mi mathvariant="italic">XPosition</mi>
                    <mrow>
                      <mo stretchy="false">(</mo>
                      <mrow>
                        <mi>s</mi>
                      </mrow>
                      <mo stretchy="false">)</mo>
                    </mrow>
                    <mi>,</mi>
                    <mi mathvariant="italic">YPosition</mi>
                    <mrow>
                      <mo stretchy="false">(</mo>
                      <mrow>
                        <mi>s</mi>
                      </mrow>
                      <mo stretchy="false">)</mo>
                    </mrow>
                    <mrow>
                      <mi/>
                      <mo stretchy="false">+</mo>
                      <mi/>
                    </mrow>
                    <mn>1</mn>
                    <mi>,</mi>
                    <mi mathvariant="italic">Result</mi>
                    <mrow>
                      <mo stretchy="false">(</mo>
                      <mrow>
                        <mi>a</mi>
                        <mi>,</mi>
                        <mi>s</mi>
                      </mrow>
                      <mo stretchy="false">)</mo>
                    </mrow>
                  </mrow>
                </mfenced>
                <mi/>
                <mo stretchy="false">⇔</mo>
                <mi/>
                <mi>a</mi>
                <mrow>
                  <mi/>
                  <mo stretchy="false">=</mo>
                  <mi/>
                </mrow>
                <mi mathvariant="italic">GoNorth</mi>
              </mrow>
            </mfenced>
          </mrow>
        </mtd>
      </mtr>
      <mtr>
        <mtd>
          <mrow>
            <mi mathvariant="italic">Poss</mi>
            <mrow>
              <mo stretchy="false">(</mo>
              <mrow>
                <mi>a</mi>
                <mi>,</mi>
                <mi>s</mi>
              </mrow>
              <mo stretchy="false">)</mo>
            </mrow>
            <mrow>
              <mi/>
              <mo stretchy="false">→</mo>
              <mi/>
            </mrow>
          </mrow>
        </mtd>
      </mtr>
      <mtr>
        <mtd>
          <mrow>
            <mfenced open="(" close=")">
              <mrow>
                <mi mathvariant="italic">At</mi>
                <mfenced open="(" close=")">
                  <mrow>
                    <mi mathvariant="italic">Agent</mi>
                    <mi>,</mi>
                    <mi mathvariant="italic">XPosition</mi>
                    <mrow>
                      <mo stretchy="false">(</mo>
                      <mrow>
                        <mi>s</mi>
                      </mrow>
                      <mo stretchy="false">)</mo>
                    </mrow>
                    <mi>,</mi>
                    <mi mathvariant="italic">YPosition</mi>
                    <mrow>
                      <mo stretchy="false">(</mo>
                      <mrow>
                        <mi>s</mi>
                      </mrow>
                      <mo stretchy="false">)</mo>
                    </mrow>
                    <mrow>
                      <mi/>
                      <mo stretchy="false">−</mo>
                      <mi/>
                    </mrow>
                    <mn>1</mn>
                    <mi>,</mi>
                    <mi mathvariant="italic">Result</mi>
                    <mrow>
                      <mo stretchy="false">(</mo>
                      <mrow>
                        <mi>a</mi>
                        <mi>,</mi>
                        <mi>s</mi>
                      </mrow>
                      <mo stretchy="false">)</mo>
                    </mrow>
                  </mrow>
                </mfenced>
                <mi/>
                <mo stretchy="false">⇔</mo>
                <mi/>
                <mi>a</mi>
                <mrow>
                  <mi/>
                  <mo stretchy="false">=</mo>
                  <mi/>
                </mrow>
                <mi mathvariant="italic">GoSouth</mi>
              </mrow>
            </mfenced>
          </mrow>
        </mtd>
      </mtr>
      <mtr>
        <mtd>
          <mrow>
            <mi mathvariant="italic">Poss</mi>
            <mrow>
              <mo stretchy="false">(</mo>
              <mrow>
                <mi>a</mi>
                <mi>,</mi>
                <mi>s</mi>
              </mrow>
              <mo stretchy="false">)</mo>
            </mrow>
            <mrow>
              <mi/>
              <mo stretchy="false">→</mo>
              <mi/>
            </mrow>
          </mrow>
        </mtd>
      </mtr>
      <mtr>
        <mtd>
          <mrow>
            <mfenced open="(" close=")">
              <mrow>
                <mi mathvariant="italic">At</mi>
                <mfenced open="(" close=")">
                  <mrow>
                    <mi mathvariant="italic">Agent</mi>
                    <mi>,</mi>
                    <mi mathvariant="italic">XPosition</mi>
                    <mrow>
                      <mo stretchy="false">(</mo>
                      <mrow>
                        <mi>s</mi>
                      </mrow>
                      <mo stretchy="false">)</mo>
                    </mrow>
                    <mrow>
                      <mi/>
                      <mo stretchy="false">+</mo>
                      <mi/>
                    </mrow>
                    <mn>1</mn>
                    <mi>,</mi>
                    <mi mathvariant="italic">YPosition</mi>
                    <mrow>
                      <mo stretchy="false">(</mo>
                      <mrow>
                        <mi>s</mi>
                      </mrow>
                      <mo stretchy="false">)</mo>
                    </mrow>
                    <mi>,</mi>
                    <mi mathvariant="italic">Result</mi>
                    <mrow>
                      <mo stretchy="false">(</mo>
                      <mrow>
                        <mi>a</mi>
                        <mi>,</mi>
                        <mi>s</mi>
                      </mrow>
                      <mo stretchy="false">)</mo>
                    </mrow>
                  </mrow>
                </mfenced>
                <mi/>
                <mo stretchy="false">⇔</mo>
                <mi/>
                <mi>a</mi>
                <mrow>
                  <mi/>
                  <mo stretchy="false">=</mo>
                  <mi/>
                </mrow>
                <mi mathvariant="italic">GoEast</mi>
              </mrow>
            </mfenced>
          </mrow>
        </mtd>
      </mtr>
      <mtr>
        <mtd>
          <mrow>
            <mi mathvariant="italic">Poss</mi>
            <mrow>
              <mo stretchy="false">(</mo>
              <mrow>
                <mi>a</mi>
                <mi>,</mi>
                <mi>s</mi>
              </mrow>
              <mo stretchy="false">)</mo>
            </mrow>
            <mrow>
              <mi/>
              <mo stretchy="false">→</mo>
              <mi/>
            </mrow>
          </mrow>
        </mtd>
      </mtr>
      <mtr>
        <mtd>
          <mrow>
            <mfenced open="(" close=")">
              <mrow>
                <mi mathvariant="italic">At</mi>
                <mfenced open="(" close=")">
                  <mrow>
                    <mi mathvariant="italic">Agent</mi>
                    <mi>,</mi>
                    <mi mathvariant="italic">XPosition</mi>
                    <mrow>
                      <mo stretchy="false">(</mo>
                      <mrow>
                        <mi>s</mi>
                      </mrow>
                      <mo stretchy="false">)</mo>
                    </mrow>
                    <mrow>
                      <mi/>
                      <mo stretchy="false">−</mo>
                      <mi/>
                    </mrow>
                    <mn>1</mn>
                    <mi>,</mi>
                    <mi mathvariant="italic">YPosition</mi>
                    <mrow>
                      <mo stretchy="false">(</mo>
                      <mrow>
                        <mi>s</mi>
                      </mrow>
                      <mo stretchy="false">)</mo>
                    </mrow>
                    <mi>,</mi>
                    <mi mathvariant="italic">Result</mi>
                    <mrow>
                      <mo stretchy="false">(</mo>
                      <mrow>
                        <mi>a</mi>
                        <mi>,</mi>
                        <mi>s</mi>
                      </mrow>
                      <mo stretchy="false">)</mo>
                    </mrow>
                  </mrow>
                </mfenced>
                <mi/>
                <mo stretchy="false">⇔</mo>
                <mi/>
                <mi>a</mi>
                <mrow>
                  <mi/>
                  <mo stretchy="false">=</mo>
                  <mi/>
                </mrow>
                <mi mathvariant="italic">GoWest</mi>
              </mrow>
            </mfenced>
          </mrow>
        </mtd>
      </mtr>
    </mtable>
    <annotation encoding="StarMath 5.0">forall s:~YPosition(s)`&lt;`4~toward~Poss(GoNorth,s)
newline
forall s:~YPosition(s)`&gt;`1~toward~Poss(GoSouth,s)
newline
forall s:~XPosition(s)`&lt;`4~toward~Poss(GoEast,s)
newline
forall s:~XPosition(s)`&gt;`1~toward~Poss(GoWest,s)
newline
newline
Poss(a,s)~toward~
newline
left(At left(Agent, XPosition(s), YPosition(s)`+`1 , Result(a,s)right)~dlrarrow~a`=`GoNorth right)
newline
Poss(a,s)~toward~
newline
left(At left(Agent, XPosition(s), YPosition(s)`-`1 , Result(a,s)right)~dlrarrow~a`=`GoSouth right)
newline
Poss(a,s)~toward~
newline
left(At left(Agent, XPosition(s)`+`1 , YPosition(s), Result(a,s)right)~dlrarrow~a`=`GoEast right)
newline
Poss(a,s)~toward~
newline
left(At left(Agent, XPosition(s)`-`1 , YPosition(s), Result(a,s)right)~dlrarrow~a`=`GoWest right)</annotation>
  </semantics>
</math>
</file>